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QQUESO PAUCAR, CIRO ANTON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QUESO PAUCAR, CIRO ANTONI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2" office:value-type="string">
            <text:p text:style-name="P3">Cant.Cajas: <text:span text:style-name="T7">3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8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2:2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